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text-properties style:font-name="Helvetica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>
        <style:tab-stops>
          <style:tab-stop style:position="1.296cm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2" style:family="paragraph" style:parent-style-name="Standard" style:list-style-name="L1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>%#include decisionNonValide#%</text:p>
      <text:p text:style-name="P1"/>
      <text:p text:style-name="P1"/>
      <text:p text:style-name="P5">%=TitreDocument=%</text:p>
      <text:p text:style-name="P1"/>
      <text:p text:style-name="P1"/>
      <text:p text:style-name="P6">%=DecisionNumero=% %=Nip=%</text:p>
      <text:p text:style-name="P7">%=AyantDroit=%</text:p>
      <text:p text:style-name="P1"/>
      <text:p text:style-name="P7">%=TitreTiers=%</text:p>
      <text:p text:style-name="P9"/>
      <text:p text:style-name="P7">%=Paragraphe1=%</text:p>
      <text:p text:style-name="P9"/>
      <text:p text:style-name="P7">%=Paragraphe2=%</text:p>
      <text:p text:style-name="P9"/>
      <text:list xml:id="list31552970" text:style-name="L1">
        <text:list-item>
          <text:p text:style-name="P8">%=Paragraphe3=%</text:p>
        </text:list-item>
      </text:list>
      <text:p text:style-name="P9"/>
      <text:list xml:id="list31543374" text:continue-list="list31552970" text:style-name="L1">
        <text:list-item text:start-value="1">
          <text:p text:style-name="P12">%=remLineWhenBlank(Paragraphe4,1)=%</text:p>
        </text:list-item>
      </text:list>
      <text:p text:style-name="P9"/>
      <text:p text:style-name="P7">%=Paragraphe5=%</text:p>
      <text:p text:style-name="P7"><text:span text:style-name="T1">%#include </text:span><text:span text:style-name="T2">tableauPerseus</text:span><text:span text:style-name="T1">#%</text:span></text:p>
      <text:p text:style-name="P9"/>
      <text:p text:style-name="P7">%=Paragraphe6=%</text:p>
      <text:p text:style-name="P9"/>
      <text:p text:style-name="P7">%=Salutations=%</text:p>
      <text:p text:style-name="P9"/>
      <text:p text:style-name="P10">%#include signatureStandard#%</text:p>
      <text:p text:style-name="P13">%=pushToEnd()=%</text:p>
      <text:p text:style-name="P11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%=Copie=%</text:p>
          </table:table-cell>
          <table:table-cell table:style-name="Tableau1.A1" office:value-type="string">
            <text:p text:style-name="P14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%=Annexe=%</text:p>
          </table:table-cell>
          <table:table-cell table:style-name="Tableau2.A1" office:value-type="string">
            <text:p text:style-name="P14">%=TexteAnnex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1:38:38.97</dc:date>
    <meta:editing-cycles>71</meta:editing-cycles>
    <meta:editing-duration>PT2H10M59S</meta:editing-duration>
    <meta:document-statistic meta:table-count="2" meta:image-count="0" meta:object-count="0" meta:page-count="1" meta:paragraph-count="22" meta:word-count="29" meta:character-count="402"/>
    <meta:user-defined meta:name="Info 1"/>
    <meta:user-defined meta:name="Info 2"/>
    <meta:user-defined meta:name="Info 3"/>
    <meta:user-defined meta:name="Info 4"/>
  </office:meta>
</office:document-meta>
</file>